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50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2.104cm" fo:min-width="6.848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3.961cm" fo:min-width="8.937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3.151cm" fo:min-width="9.389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2.821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" draw:text-style-name="P2" draw:layer="layout" svg:width="5.96cm" svg:height="0.679cm" svg:x="3.222cm" svg:y="3.22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M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5.96cm" svg:height="1.255cm" svg:x="3.222cm" svg:y="3.901cm">
            <text:p text:style-name="P3"><text:span text:style-name="T2">+ BankLogic bankLog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xml:id="id5" draw:id="id5" draw:layer="layout" svg:width="5.96cm" svg:height="1.153cm" svg:x="3.222cm" svg:y="5.03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int main()</text:span></text:p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 xml:id="id4" draw:id="id4">
            <draw:glue-point draw:id="4" svg:x="-4.442cm" svg:y="-4.998cm"/>
            <draw:glue-point draw:id="5" svg:x="-2.22cm" svg:y="-4.998cm"/>
            <draw:glue-point draw:id="6" svg:x="0.001cm" svg:y="0.636cm" draw:align="top-left"/>
            <draw:glue-point draw:id="7" svg:x="-4.442cm" svg:y="5.113cm"/>
            <draw:glue-point draw:id="8" svg:x="-2.22cm" svg:y="5.113cm"/>
            <draw:glue-point draw:id="9" svg:x="2.223cm" svg:y="5.113cm"/>
            <draw:glue-point draw:id="10" svg:x="4.446cm" svg:y="5.113cm"/>
            <draw:glue-point draw:id="11" svg:x="0.001cm" svg:y="-0.544cm" draw:align="bottom-left"/>
            <draw:glue-point draw:id="12" svg:x="-0.001cm" svg:y="-0.544cm" draw:align="bottom-right"/>
            <draw:glue-point draw:id="13" svg:x="-0.001cm" svg:y="0.636cm" draw:align="top-right"/>
            <draw:glue-point draw:id="14" svg:x="2.223cm" svg:y="-4.998cm"/>
            <draw:glue-point draw:id="15" svg:x="4.446cm" svg:y="-4.998cm"/>
            <draw:custom-shape draw:style-name="gr5" draw:text-style-name="P2" draw:layer="layout" svg:width="7.302cm" svg:height="0.679cm" svg:x="3.857cm" svg:y="14.652cm">
              <draw:glue-point draw:id="4" svg:x="-4.442cm" svg:y="-5cm"/>
              <draw:glue-point draw:id="5" svg:x="-2.22cm" svg:y="-5cm"/>
              <draw:glue-point draw:id="6" svg:x="2.223cm" svg:y="-5cm"/>
              <draw:glue-point draw:id="7" svg:x="4.446cm" svg:y="-5cm"/>
              <draw:glue-point draw:id="8" svg:x="0.001cm" svg:y="0.634cm" draw:align="top-left"/>
              <draw:glue-point draw:id="9" svg:x="-0.001cm" svg:y="0.634cm" draw:align="top-right"/>
              <text:p text:style-name="P1"><text:span text:style-name="T1">BankLogi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7.302cm" svg:height="2.313cm" svg:x="3.857cm" svg:y="15.305cm">
              <text:p text:style-name="P3"><text:span text:style-name="T2">- bool isRunning</text:span></text:p>
              <text:p text:style-name="P3"><text:span text:style-name="T2">- BankStorage* bankStorage</text:span></text:p>
              <text:p text:style-name="P3"><text:span text:style-name="T2">- Account* currentUs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7.302cm" svg:height="4.945cm" svg:x="3.857cm" svg:y="17.527cm">
              <draw:glue-point draw:id="4" svg:x="4.446cm" svg:y="5.295cm"/>
              <draw:glue-point draw:id="5" svg:x="2.223cm" svg:y="5.295cm"/>
              <draw:glue-point draw:id="6" svg:x="-2.22cm" svg:y="5.295cm"/>
              <draw:glue-point draw:id="7" svg:x="-4.442cm" svg:y="5.295cm"/>
              <draw:glue-point draw:id="8" svg:x="0.001cm" svg:y="-0.544cm" draw:align="bottom-left"/>
              <draw:glue-point draw:id="9" svg:x="-0.001cm" svg:y="-0.544cm" draw:align="bottom-right"/>
              <text:p text:style-name="P3"><text:span text:style-name="T2">+ BankLogic()</text:span></text:p>
              <text:p text:style-name="P3"><text:span text:style-name="T2"/></text:p>
              <text:p text:style-name="P3"><text:span text:style-name="T2">- void displayBankMenu()</text:span></text:p>
              <text:p text:style-name="P3"><text:span text:style-name="T2">- void displayUserMenu()</text:span></text:p>
              <text:p text:style-name="P3"><text:span text:style-name="T2">- void displayManagerMenu()</text:span></text:p>
              <text:p text:style-name="P3"><text:span text:style-name="T2"/></text:p>
              <text:p text:style-name="P3"><text:span text:style-name="T2">+ Account* getCurrentUser()</text:span></text:p>
              <text:p text:style-name="P3"><text:span text:style-name="T2">+ void setCurrentUser(User* u)</text:span></text:p>
              <text:p text:style-name="P3"><text:span text:style-name="T2">+ void setCurrentUser(Manager* m)</text:span></text:p>
              <text:p text:style-name="P3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 xml:id="id1" draw:id="id1">
            <draw:glue-point draw:id="4" svg:x="-4.442cm" svg:y="-4.998cm"/>
            <draw:glue-point draw:id="5" svg:x="-2.22cm" svg:y="-4.998cm"/>
            <draw:glue-point draw:id="6" svg:x="0.001cm" svg:y="0.636cm" draw:align="top-left"/>
            <draw:glue-point draw:id="7" svg:x="-4.442cm" svg:y="5.113cm"/>
            <draw:glue-point draw:id="8" svg:x="-2.22cm" svg:y="5.113cm"/>
            <draw:glue-point draw:id="9" svg:x="2.223cm" svg:y="5.113cm"/>
            <draw:glue-point draw:id="10" svg:x="4.446cm" svg:y="5.113cm"/>
            <draw:glue-point draw:id="11" svg:x="0.001cm" svg:y="-0.544cm" draw:align="bottom-left"/>
            <draw:glue-point draw:id="12" svg:x="-0.001cm" svg:y="-0.544cm" draw:align="bottom-right"/>
            <draw:glue-point draw:id="13" svg:x="-0.001cm" svg:y="0.636cm" draw:align="top-right"/>
            <draw:glue-point draw:id="14" svg:x="2.223cm" svg:y="-4.998cm"/>
            <draw:glue-point draw:id="15" svg:x="4.446cm" svg:y="-4.998cm"/>
            <draw:custom-shape draw:style-name="gr8" draw:text-style-name="P2" draw:layer="layout" svg:width="9.391cm" svg:height="0.679cm" svg:x="22.907cm" svg:y="1.635cm">
              <draw:glue-point draw:id="4" svg:x="-4.442cm" svg:y="-5cm"/>
              <draw:glue-point draw:id="5" svg:x="-2.22cm" svg:y="-5cm"/>
              <draw:glue-point draw:id="6" svg:x="2.223cm" svg:y="-5cm"/>
              <draw:glue-point draw:id="7" svg:x="4.446cm" svg:y="-5cm"/>
              <draw:glue-point draw:id="8" svg:x="0.001cm" svg:y="0.634cm" draw:align="top-left"/>
              <draw:glue-point draw:id="9" svg:x="-0.001cm" svg:y="0.634cm" draw:align="top-right"/>
              <text:p text:style-name="P1"><text:span text:style-name="T1">Accou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4" draw:layer="layout" svg:width="9.391cm" svg:height="4.17cm" svg:x="22.907cm" svg:y="2.314cm">
              <text:p text:style-name="P3"><text:span text:style-name="T2">- static int numAccounts</text:span></text:p>
              <text:p text:style-name="P3"><text:span text:style-name="T2"/></text:p>
              <text:p text:style-name="P3"><text:span text:style-name="T2">- int type, id</text:span></text:p>
              <text:p text:style-name="P3"><text:span text:style-name="T2">- string userName, password, firstName, lastName</text:span></text:p>
              <text:p text:style-name="P3"><text:span text:style-name="T2">- double balance</text:span></text:p>
              <text:p text:style-name="P3"><text:span text:style-name="T2"/></text:p>
              <text:p text:style-name="P3"><text:span text:style-name="T2"># vector&lt;Transaction&gt; transac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4" draw:layer="layout" svg:width="9.391cm" svg:height="10.633cm" svg:x="22.907cm" svg:y="6.484cm">
              <draw:glue-point draw:id="4" svg:x="4.446cm" svg:y="5.295cm"/>
              <draw:glue-point draw:id="5" svg:x="2.223cm" svg:y="5.295cm"/>
              <draw:glue-point draw:id="6" svg:x="-2.22cm" svg:y="5.295cm"/>
              <draw:glue-point draw:id="7" svg:x="-4.442cm" svg:y="5.295cm"/>
              <draw:glue-point draw:id="8" svg:x="0.001cm" svg:y="-0.544cm" draw:align="bottom-left"/>
              <draw:glue-point draw:id="9" svg:x="-0.001cm" svg:y="-0.544cm" draw:align="bottom-right"/>
              <text:p text:style-name="P3"><text:span text:style-name="T2">+</text:span><text:span text:style-name="T2"><text:tab/></text:span><text:span text:style-name="T2">Account(int id, string userName, string firstName, string lastName, string password, double balance, int type)</text:span></text:p>
              <text:p text:style-name="P3"><text:span text:style-name="T2">+ Account(const Account &amp;other)</text:span></text:p>
              <text:p text:style-name="P3"><text:span text:style-name="T2"/></text:p>
              <text:p text:style-name="P3"><text:span text:style-name="T2">+ bool checkPassword(string inputted_password) const</text:span></text:p>
              <text:p text:style-name="P3"><text:span text:style-name="T2"/></text:p>
              <text:p text:style-name="P3"><text:span text:style-name="T2">+ bool withdraw(double amount)</text:span></text:p>
              <text:p text:style-name="P3"><text:span text:style-name="T2">+ bool deposit(double amount)</text:span></text:p>
              <text:p text:style-name="P3"><text:span text:style-name="T2"/></text:p>
              <text:p text:style-name="P3"><text:span text:style-name="T2">+ static int getNumAccounts()</text:span></text:p>
              <text:p text:style-name="P3"><text:span text:style-name="T2">+ int getID() const</text:span></text:p>
              <text:p text:style-name="P3"><text:span text:style-name="T2">+ string getAccountType() const</text:span></text:p>
              <text:p text:style-name="P3"><text:span text:style-name="T2">+ string getAccountTypeNum()</text:span></text:p>
              <text:p text:style-name="P3"><text:span text:style-name="T2">... getters/setters for more variables</text:span></text:p>
              <text:p text:style-name="P3"><text:span text:style-name="T2"/></text:p>
              <text:p text:style-name="P3"><text:span text:style-name="T2">+ void add()</text:span></text:p>
              <text:p text:style-name="P3"><text:span text:style-name="T2">+ void remove()</text:span></text:p>
              <text:p text:style-name="P3"><text:span text:style-name="T2"/></text:p>
              <text:p text:style-name="P3"><text:span text:style-name="T2">+ virtual void printAccountSummary() const = 0</text:span></text:p>
              <text:p text:style-name="P3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 xml:id="id2" draw:id="id2">
            <draw:glue-point draw:id="4" svg:x="-3cm" svg:y="5cm"/>
            <draw:glue-point draw:id="5" svg:x="-1cm" svg:y="5cm"/>
            <draw:glue-point draw:id="6" svg:x="1cm" svg:y="5cm"/>
            <draw:glue-point draw:id="7" svg:x="3cm" svg:y="5cm"/>
            <draw:glue-point draw:id="8" svg:x="0cm" svg:y="-0.655cm" draw:align="bottom-right"/>
            <draw:glue-point draw:id="9" svg:x="0cm" svg:y="-0.655cm" draw:align="bottom-left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0cm" svg:y="0.636cm" draw:align="top-right"/>
            <draw:glue-point draw:id="15" svg:x="0cm" svg:y="0.636cm" draw:align="top-left"/>
            <draw:custom-shape draw:style-name="gr11" draw:text-style-name="P2" draw:layer="layout" svg:width="7.937cm" svg:height="0.679cm" svg:x="36.686cm" svg:y="5.683cm">
              <draw:glue-point draw:id="4" svg:x="0cm" svg:y="0.635cm" draw:align="top-left"/>
              <draw:glue-point draw:id="5" svg:x="-3cm" svg:y="-4.997cm"/>
              <draw:glue-point draw:id="6" svg:x="-1cm" svg:y="-4.997cm"/>
              <draw:glue-point draw:id="7" svg:x="1cm" svg:y="-4.997cm"/>
              <draw:glue-point draw:id="8" svg:x="3cm" svg:y="-4.997cm"/>
              <draw:glue-point draw:id="9" svg:x="0cm" svg:y="0.635cm" draw:align="top-right"/>
              <text:p text:style-name="P1"><text:span text:style-name="T1">Us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4" draw:layer="layout" svg:width="7.937cm" svg:height="2.575cm" svg:x="36.686cm" svg:y="6.362cm">
              <draw:glue-point draw:id="4" svg:x="-3cm" svg:y="5.002cm"/>
              <draw:glue-point draw:id="5" svg:x="-1cm" svg:y="5.002cm"/>
              <draw:glue-point draw:id="6" svg:x="1cm" svg:y="5.002cm"/>
              <draw:glue-point draw:id="7" svg:x="3cm" svg:y="5.002cm"/>
              <draw:glue-point draw:id="8" svg:x="0cm" svg:y="-0.653cm" draw:align="bottom-left"/>
              <draw:glue-point draw:id="9" svg:x="0cm" svg:y="-0.653cm" draw:align="bottom-right"/>
              <text:p text:style-name="P3"><text:span text:style-name="T2">+ User(int id, std::string userName, ...account information)</text:span></text:p>
              <text:p text:style-name="P3"><text:span text:style-name="T2">+ User(const Account&amp; other)</text:span></text:p>
              <text:p text:style-name="P3"><text:span text:style-name="T2"/></text:p>
              <text:p text:style-name="P3"><text:span text:style-name="T2">+ void printAccountSummary() overri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 xml:id="id3" draw:id="id3">
            <draw:glue-point draw:id="4" svg:x="-3cm" svg:y="5cm"/>
            <draw:glue-point draw:id="5" svg:x="-1cm" svg:y="5cm"/>
            <draw:glue-point draw:id="6" svg:x="1cm" svg:y="5cm"/>
            <draw:glue-point draw:id="7" svg:x="3cm" svg:y="5cm"/>
            <draw:glue-point draw:id="8" svg:x="0cm" svg:y="-0.655cm" draw:align="bottom-right"/>
            <draw:glue-point draw:id="9" svg:x="0cm" svg:y="-0.655cm" draw:align="bottom-left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0cm" svg:y="0.636cm" draw:align="top-right"/>
            <draw:glue-point draw:id="15" svg:x="0cm" svg:y="0.636cm" draw:align="top-left"/>
            <draw:custom-shape draw:style-name="gr13" draw:text-style-name="P2" draw:layer="layout" svg:width="7.937cm" svg:height="0.679cm" svg:x="46.085cm" svg:y="5.683cm">
              <draw:glue-point draw:id="4" svg:x="0cm" svg:y="0.635cm" draw:align="top-left"/>
              <draw:glue-point draw:id="5" svg:x="-3cm" svg:y="-4.997cm"/>
              <draw:glue-point draw:id="6" svg:x="-1cm" svg:y="-4.997cm"/>
              <draw:glue-point draw:id="7" svg:x="1cm" svg:y="-4.997cm"/>
              <draw:glue-point draw:id="8" svg:x="3cm" svg:y="-4.997cm"/>
              <draw:glue-point draw:id="9" svg:x="0cm" svg:y="0.635cm" draw:align="top-right"/>
              <text:p text:style-name="P1"><text:span text:style-name="T1">Mana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4" draw:layer="layout" svg:width="7.937cm" svg:height="2.575cm" svg:x="46.085cm" svg:y="6.362cm">
              <draw:glue-point draw:id="4" svg:x="-3cm" svg:y="5.002cm"/>
              <draw:glue-point draw:id="5" svg:x="-1cm" svg:y="5.002cm"/>
              <draw:glue-point draw:id="6" svg:x="1cm" svg:y="5.002cm"/>
              <draw:glue-point draw:id="7" svg:x="3cm" svg:y="5.002cm"/>
              <draw:glue-point draw:id="8" svg:x="0cm" svg:y="-0.653cm" draw:align="bottom-left"/>
              <draw:glue-point draw:id="9" svg:x="0cm" svg:y="-0.653cm" draw:align="bottom-right"/>
              <text:p text:style-name="P3"><text:span text:style-name="T2">+ Manager(int id, std::string userName, ...account information)</text:span></text:p>
              <text:p text:style-name="P3"><text:span text:style-name="T2">+ Manager(const Account&amp; other)</text:span></text:p>
              <text:p text:style-name="P3"><text:span text:style-name="T2"/></text:p>
              <text:p text:style-name="P3"><text:span text:style-name="T2">+ void printAccountSummary() overri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 xml:id="id6" draw:id="id6">
            <draw:glue-point draw:id="4" svg:x="-4.442cm" svg:y="-4.998cm"/>
            <draw:glue-point draw:id="5" svg:x="-2.22cm" svg:y="-4.998cm"/>
            <draw:glue-point draw:id="6" svg:x="0.001cm" svg:y="0.636cm" draw:align="top-left"/>
            <draw:glue-point draw:id="7" svg:x="-4.442cm" svg:y="5.113cm"/>
            <draw:glue-point draw:id="8" svg:x="-2.22cm" svg:y="5.113cm"/>
            <draw:glue-point draw:id="9" svg:x="2.223cm" svg:y="5.113cm"/>
            <draw:glue-point draw:id="10" svg:x="4.446cm" svg:y="5.113cm"/>
            <draw:glue-point draw:id="11" svg:x="0.001cm" svg:y="-0.544cm" draw:align="bottom-left"/>
            <draw:glue-point draw:id="12" svg:x="-0.001cm" svg:y="-0.544cm" draw:align="bottom-right"/>
            <draw:glue-point draw:id="13" svg:x="-0.001cm" svg:y="0.636cm" draw:align="top-right"/>
            <draw:glue-point draw:id="14" svg:x="2.223cm" svg:y="-4.998cm"/>
            <draw:glue-point draw:id="15" svg:x="4.446cm" svg:y="-4.998cm"/>
            <draw:g draw:style-name="gr1">
              <draw:glue-point draw:id="4" svg:x="-4.442cm" svg:y="-4.998cm"/>
              <draw:glue-point draw:id="5" svg:x="-2.22cm" svg:y="-4.998cm"/>
              <draw:glue-point draw:id="6" svg:x="0.001cm" svg:y="0.636cm" draw:align="top-left"/>
              <draw:glue-point draw:id="7" svg:x="-4.442cm" svg:y="5.113cm"/>
              <draw:glue-point draw:id="8" svg:x="-2.22cm" svg:y="5.113cm"/>
              <draw:glue-point draw:id="9" svg:x="2.223cm" svg:y="5.113cm"/>
              <draw:glue-point draw:id="10" svg:x="4.446cm" svg:y="5.113cm"/>
              <draw:glue-point draw:id="11" svg:x="0.001cm" svg:y="-0.544cm" draw:align="bottom-left"/>
              <draw:glue-point draw:id="12" svg:x="-0.001cm" svg:y="-0.544cm" draw:align="bottom-right"/>
              <draw:glue-point draw:id="13" svg:x="-0.001cm" svg:y="0.636cm" draw:align="top-right"/>
              <draw:glue-point draw:id="14" svg:x="2.223cm" svg:y="-4.998cm"/>
              <draw:glue-point draw:id="15" svg:x="4.446cm" svg:y="-4.998cm"/>
              <draw:custom-shape draw:style-name="gr15" draw:text-style-name="P2" draw:layer="layout" svg:width="9.843cm" svg:height="0.679cm" svg:x="12.112cm" svg:y="15.538cm">
                <draw:glue-point draw:id="4" svg:x="-4.442cm" svg:y="-5cm"/>
                <draw:glue-point draw:id="5" svg:x="-2.22cm" svg:y="-5cm"/>
                <draw:glue-point draw:id="6" svg:x="2.223cm" svg:y="-5cm"/>
                <draw:glue-point draw:id="7" svg:x="4.446cm" svg:y="-5cm"/>
                <draw:glue-point draw:id="8" svg:x="0.001cm" svg:y="0.634cm" draw:align="top-left"/>
                <draw:glue-point draw:id="9" svg:x="-0.001cm" svg:y="0.634cm" draw:align="top-right"/>
                <text:p text:style-name="P1"><text:span text:style-name="T1">BankStorag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4" draw:layer="layout" svg:width="9.843cm" svg:height="3.36cm" svg:x="12.112cm" svg:y="16.217cm">
                <text:p text:style-name="P3"><text:span text:style-name="T2">- static string folderName, usersFileName, managersFileName</text:span></text:p>
                <text:p text:style-name="P3"><text:span text:style-name="T2"/></text:p>
                <text:p text:style-name="P3"><text:span text:style-name="T2">- BankLogic* bankLogic</text:span></text:p>
                <text:p text:style-name="P3"><text:span text:style-name="T2">- vector&lt;User&gt; userList</text:span></text:p>
                <text:p text:style-name="P3"><text:span text:style-name="T2">- vector&lt;Manager&gt; manager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4" draw:layer="layout" svg:width="9.843cm" svg:height="10.633cm" svg:x="12.112cm" svg:y="19.577cm">
                <draw:glue-point draw:id="4" svg:x="4.446cm" svg:y="5.295cm"/>
                <draw:glue-point draw:id="5" svg:x="2.223cm" svg:y="5.295cm"/>
                <draw:glue-point draw:id="6" svg:x="-2.22cm" svg:y="5.295cm"/>
                <draw:glue-point draw:id="7" svg:x="-4.442cm" svg:y="5.295cm"/>
                <draw:glue-point draw:id="8" svg:x="0.001cm" svg:y="-0.544cm" draw:align="bottom-left"/>
                <draw:glue-point draw:id="9" svg:x="-0.001cm" svg:y="-0.544cm" draw:align="bottom-right"/>
                <text:p text:style-name="P3"><text:span text:style-name="T2">+ static string getUserFilePath()</text:span></text:p>
                <text:p text:style-name="P3"><text:span text:style-name="T2">+ static string getManagerFilePath()</text:span></text:p>
                <text:p text:style-name="P3"><text:span text:style-name="T2">+ BankStorage(BankLogic* bankLogic)</text:span></text:p>
                <text:p text:style-name="P3"><text:span text:style-name="T2"/></text:p>
                <text:p text:style-name="P3"><text:span text:style-name="T2">+ bool loginUser(string uName, string pswd) const</text:span></text:p>
                <text:p text:style-name="P3"><text:span text:style-name="T2">+ bool addUser(User u)</text:span></text:p>
                <text:p text:style-name="P3"><text:span text:style-name="T2">+ bool removeUser(int id)</text:span></text:p>
                <text:p text:style-name="P3"><text:span text:style-name="T2">+ User* getUser(int id)</text:span></text:p>
                <text:p text:style-name="P3"><text:span text:style-name="T2">+ bool saveUser(User u)</text:span></text:p>
                <text:p text:style-name="P3"><text:span text:style-name="T2">+ bool saveUsersToFile(string fileName = getUserFilePath())</text:span></text:p>
                <text:p text:style-name="P3"><text:span text:style-name="T2">+ bool loadUsersFromFile(string fileName = getUserFilePath())</text:span></text:p>
                <text:p text:style-name="P3"><text:span text:style-name="T2">+ void printUserData()</text:span></text:p>
                <text:p text:style-name="P3"><text:span text:style-name="T2"/></text:p>
                <text:p text:style-name="P3"><text:span text:style-name="T2">+ bool loginManager(string uName, string pswd) const</text:span></text:p>
                <text:p text:style-name="P3"><text:span text:style-name="T2">+ bool saveManager(Manager m)</text:span></text:p>
                <text:p text:style-name="P3"><text:span text:style-name="T2">+ bool saveManagersToFile(string fileName = getManagerFilePath())</text:span></text:p>
                <text:p text:style-name="P3"><text:span text:style-name="T2">+ bool loadManagersFromFile(string fileName = getManagerFilePath())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onnector draw:style-name="gr18" draw:text-style-name="P5" draw:layer="layout" svg:x1="32.297cm" svg:y1="2.271cm" svg:x2="36.686cm" svg:y2="7.31cm" draw:start-shape="id1" draw:start-glue-point="13" draw:end-shape="id2" draw:end-glue-point="3" svg:d="M32297 2271h2194v5039h2195" svg:viewBox="0 0 4390 5040">
            <text:p/>
          </draw:connector>
          <draw:connector draw:style-name="gr19" draw:text-style-name="P5" draw:layer="layout" svg:x1="32.297cm" svg:y1="2.271cm" svg:x2="50.053cm" svg:y2="5.683cm" draw:start-shape="id1" draw:start-glue-point="13" draw:end-shape="id3" draw:end-glue-point="0" svg:d="M32297 2271h17756v3412" svg:viewBox="0 0 17757 3413">
            <text:p/>
          </draw:connector>
          <draw:frame draw:style-name="gr20" draw:text-style-name="P6" draw:layer="layout" svg:width="2.857cm" svg:height="0.962cm" svg:x="34.337cm" svg:y="2.587cm">
            <draw:text-box>
              <text:p>inherits</text:p>
            </draw:text-box>
          </draw:frame>
          <draw:connector draw:style-name="gr21" draw:text-style-name="P5" draw:layer="layout" svg:x1="7.508cm" svg:y1="14.652cm" svg:x2="6.202cm" svg:y2="6.192cm" draw:start-shape="id4" draw:start-glue-point="0" draw:end-shape="id5" draw:end-glue-point="2" svg:d="M7508 14652v-4231h-1306v-4229" svg:viewBox="0 0 1307 8461">
            <text:p/>
          </draw:connector>
          <draw:connector draw:style-name="gr22" draw:text-style-name="P7" draw:layer="layout" svg:x1="50.846cm" svg:y1="8.937cm" svg:x2="21.954cm" svg:y2="29.666cm" draw:start-shape="id3" draw:start-glue-point="6" draw:end-shape="id6" draw:end-glue-point="12" svg:d="M50846 8937v20729h-28892" svg:viewBox="0 0 28893 20730">
            <text:p/>
          </draw:connector>
          <draw:connector draw:style-name="gr23" draw:text-style-name="P7" draw:layer="layout" svg:x1="29.689cm" svg:y1="17.117cm" svg:x2="34.972cm" svg:y2="21.277cm" draw:start-shape="id1" draw:start-glue-point="9" draw:end-shape="id7" draw:end-glue-point="3" svg:d="M29689 17117v4160h5283" svg:viewBox="0 0 5284 4161">
            <text:p/>
          </draw:connector>
          <draw:connector draw:style-name="gr24" draw:text-style-name="P7" draw:layer="layout" svg:x1="10.754cm" svg:y1="14.654cm" svg:x2="22.907cm" svg:y2="9.376cm" draw:start-shape="id4" draw:start-glue-point="15" draw:end-shape="id1" draw:end-glue-point="3" svg:d="M10754 14654v-5278h12153" svg:viewBox="0 0 12154 5279">
            <text:p/>
          </draw:connector>
          <draw:frame draw:style-name="gr25" draw:text-style-name="P6" draw:layer="layout" svg:width="1.526cm" svg:height="0.962cm" svg:x="15.922cm" svg:y="8.293cm">
            <draw:text-box>
              <text:p>has</text:p>
            </draw:text-box>
          </draw:frame>
          <draw:connector draw:style-name="gr26" draw:text-style-name="P7" draw:layer="layout" svg:x1="9.131cm" svg:y1="22.472cm" svg:x2="12.113cm" svg:y2="29.666cm" draw:start-shape="id4" draw:start-glue-point="9" draw:end-shape="id6" draw:end-glue-point="11" svg:d="M9131 22472v7194h2982" svg:viewBox="0 0 2983 7195">
            <text:p/>
          </draw:connector>
          <draw:frame draw:style-name="gr20" draw:text-style-name="P6" draw:layer="layout" svg:width="1.587cm" svg:height="0.962cm" svg:x="7.667cm" svg:y="27.352cm">
            <draw:text-box>
              <text:p>has</text:p>
            </draw:text-box>
          </draw:frame>
          <draw:g draw:style-name="gr1" xml:id="id7" draw:id="id7">
            <draw:glue-point draw:id="4" svg:x="-4.442cm" svg:y="-4.998cm"/>
            <draw:glue-point draw:id="5" svg:x="-2.22cm" svg:y="-4.998cm"/>
            <draw:glue-point draw:id="6" svg:x="0.001cm" svg:y="0.636cm" draw:align="top-left"/>
            <draw:glue-point draw:id="7" svg:x="-4.442cm" svg:y="5.113cm"/>
            <draw:glue-point draw:id="8" svg:x="-2.22cm" svg:y="5.113cm"/>
            <draw:glue-point draw:id="9" svg:x="2.223cm" svg:y="5.113cm"/>
            <draw:glue-point draw:id="10" svg:x="4.446cm" svg:y="5.113cm"/>
            <draw:glue-point draw:id="11" svg:x="0.001cm" svg:y="-0.544cm" draw:align="bottom-left"/>
            <draw:glue-point draw:id="12" svg:x="-0.001cm" svg:y="-0.544cm" draw:align="bottom-right"/>
            <draw:glue-point draw:id="13" svg:x="-0.001cm" svg:y="0.636cm" draw:align="top-right"/>
            <draw:glue-point draw:id="14" svg:x="2.223cm" svg:y="-4.998cm"/>
            <draw:glue-point draw:id="15" svg:x="4.446cm" svg:y="-4.998cm"/>
            <draw:custom-shape draw:style-name="gr27" draw:text-style-name="P2" draw:layer="layout" svg:width="4.5cm" svg:height="0.679cm" svg:x="34.972cm" svg:y="17.424cm">
              <draw:glue-point draw:id="4" svg:x="-4.442cm" svg:y="-5cm"/>
              <draw:glue-point draw:id="5" svg:x="-2.22cm" svg:y="-5cm"/>
              <draw:glue-point draw:id="6" svg:x="2.223cm" svg:y="-5cm"/>
              <draw:glue-point draw:id="7" svg:x="4.446cm" svg:y="-5cm"/>
              <draw:glue-point draw:id="8" svg:x="0.001cm" svg:y="0.634cm" draw:align="top-left"/>
              <draw:glue-point draw:id="9" svg:x="-0.001cm" svg:y="0.634cm" draw:align="top-right"/>
              <text:p text:style-name="P1"><text:span text:style-name="T1">Transac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4" draw:layer="layout" svg:width="4.5cm" svg:height="3.03cm" svg:x="34.972cm" svg:y="18.103cm">
              <text:p text:style-name="P3"><text:span text:style-name="T2">- static string depositText, withdrawalText, unknownTypeText</text:span></text:p>
              <text:p text:style-name="P3"><text:span text:style-name="T2">- int transactionType</text:span></text:p>
              <text:p text:style-name="P3"><text:span text:style-name="T2">- double amou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4" draw:layer="layout" svg:width="4.5cm" svg:height="3.997cm" svg:x="34.972cm" svg:y="21.133cm">
              <draw:glue-point draw:id="4" svg:x="4.446cm" svg:y="5.295cm"/>
              <draw:glue-point draw:id="5" svg:x="2.223cm" svg:y="5.295cm"/>
              <draw:glue-point draw:id="6" svg:x="-2.22cm" svg:y="5.295cm"/>
              <draw:glue-point draw:id="7" svg:x="-4.442cm" svg:y="5.295cm"/>
              <draw:glue-point draw:id="8" svg:x="0.001cm" svg:y="-0.544cm" draw:align="bottom-left"/>
              <draw:glue-point draw:id="9" svg:x="-0.001cm" svg:y="-0.544cm" draw:align="bottom-right"/>
              <text:p text:style-name="P3"><text:span text:style-name="T2">+ Transaction(int type, double amount)</text:span></text:p>
              <text:p text:style-name="P3"><text:span text:style-name="T2">+ void printTransaction() const</text:span></text:p>
              <text:p text:style-name="P3"><text:span text:style-name="T2">+ int getTransactionType() cons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30" draw:text-style-name="P7" draw:layer="layout" svg:x1="21.954cm" svg:y1="29.666cm" svg:x2="43.035cm" svg:y2="8.937cm" draw:start-shape="id6" draw:start-glue-point="12" draw:end-shape="id2" draw:end-glue-point="7" svg:d="M21954 29666h21081v-20729" svg:viewBox="0 0 21082 20730">
            <text:p/>
          </draw:connector>
          <draw:frame draw:style-name="gr20" draw:text-style-name="P6" draw:layer="layout" svg:width="3.176cm" svg:height="0.962cm" svg:x="25.129cm" svg:y="28.622cm">
            <draw:text-box>
              <text:p>contains</text:p>
            </draw:text-box>
          </draw:frame>
          <draw:frame draw:style-name="gr20" draw:text-style-name="P6" draw:layer="layout" svg:width="1.587cm" svg:height="0.962cm" svg:x="30.21cm" svg:y="20.367cm">
            <draw:text-box>
              <text:p>has</text:p>
            </draw:text-box>
          </draw:frame>
          <draw:frame draw:style-name="gr20" draw:text-style-name="P6" draw:layer="layout" svg:width="1.905cm" svg:height="0.962cm" svg:x="22.272cm" svg:y="28.622cm">
            <draw:text-box>
              <text:p>0..1</text:p>
            </draw:text-box>
          </draw:frame>
          <draw:frame draw:style-name="gr20" draw:text-style-name="P6" draw:layer="layout" svg:width="1.905cm" svg:height="0.962cm" svg:x="42.91cm" svg:y="8.937cm">
            <draw:text-box>
              <text:p>0..*</text:p>
            </draw:text-box>
          </draw:frame>
          <draw:frame draw:style-name="gr20" draw:text-style-name="P6" draw:layer="layout" svg:width="1.905cm" svg:height="0.962cm" svg:x="50.847cm" svg:y="8.937cm">
            <draw:text-box>
              <text:p>0..*</text:p>
            </draw:text-box>
          </draw:frame>
        </draw:g>
        <draw:frame draw:style-name="gr31" draw:text-style-name="P6" draw:layer="layout" svg:width="1.905cm" svg:height="0.962cm" svg:x="21.32cm" svg:y="8.302cm">
          <draw:text-box>
            <text:p>0..1</text:p>
          </draw:text-box>
        </draw:frame>
        <draw:frame draw:style-name="gr20" draw:text-style-name="P6" draw:layer="layout" svg:width="1.905cm" svg:height="0.962cm" svg:x="11.16cm" svg:y="13.7cm">
          <draw:text-box>
            <text:p>0..1</text:p>
          </draw:text-box>
        </draw:frame>
        <draw:frame draw:style-name="gr20" draw:text-style-name="P6" draw:layer="layout" svg:width="1.905cm" svg:height="0.962cm" svg:x="9.255cm" svg:y="22.58cm">
          <draw:text-box>
            <text:p>1..1</text:p>
          </draw:text-box>
        </draw:frame>
        <draw:frame draw:style-name="gr20" draw:text-style-name="P6" draw:layer="layout" svg:width="1.905cm" svg:height="0.962cm" svg:x="10.207cm" svg:y="28.613cm">
          <draw:text-box>
            <text:p>0..1</text:p>
          </draw:text-box>
        </draw:frame>
        <draw:frame draw:style-name="gr20" draw:text-style-name="P6" draw:layer="layout" svg:width="1.905cm" svg:height="0.962cm" svg:x="29.892cm" svg:y="17.192cm">
          <draw:text-box>
            <text:p>1..1</text:p>
          </draw:text-box>
        </draw:frame>
        <draw:frame draw:style-name="gr20" draw:text-style-name="P6" draw:layer="layout" svg:width="1.905cm" svg:height="0.962cm" svg:x="33.067cm" svg:y="20.358cm">
          <draw:text-box>
            <text:p>0..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Navigation" svg:viewBox="0 0 786 1228" svg:d="M151 1228l-76-25-75-25 318-952 76-226 75 226 317 952-76 25-75 25-162-486v462h-80-79v-464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5.88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0T09:07:55.696000000</meta:creation-date>
    <dc:date>2024-12-10T10:30:21.005000000</dc:date>
    <meta:editing-duration>PT30M24S</meta:editing-duration>
    <meta:editing-cycles>9</meta:editing-cycles>
    <meta:generator>LibreOffice/24.8.3.2$Windows_X86_64 LibreOffice_project/48a6bac9e7e268aeb4c3483fcf825c94556d9f92</meta:generator>
    <meta:document-statistic meta:object-count="49"/>
  </office:meta>
</office:document-meta>
</file>